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d407" officeooo:paragraph-rsid="0006d4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cou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08:04:37.357000000</meta:creation-date>
    <dc:date>2024-02-22T08:04:41.748000000</dc:date>
    <meta:editing-duration>PT5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5.3.2$Windows_X86_64 LibreOffice_project/9f56dff12ba03b9acd7730a5a481eea045e468f3</meta:generator>
  </office:meta>
</office:document-meta>
</file>